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Source Sans Pro" svg:font-family="'Source Sans Pro', Arial, sans-serif"/>
    <style:font-face style:name="Work Sans" svg:font-family="'Work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officeooo:paragraph-rsid="001fc97d"/>
    </style:style>
    <style:style style:name="P2" style:family="paragraph" style:parent-style-name="Text_20_body">
      <style:paragraph-properties fo:margin-left="0cm" fo:margin-right="0cm" fo:text-align="justify" style:justify-single-word="false" fo:orphans="2" fo:widows="2" fo:text-indent="0cm" style:auto-text-indent="false"/>
      <style:text-properties officeooo:paragraph-rsid="002a0a56"/>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30d9a"/>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officeooo:rsid="00430d9a" officeooo:paragraph-rsid="00430d9a"/>
    </style:style>
    <style:style style:name="P8" style:family="paragraph" style:parent-style-name="Heading_20_3">
      <style:paragraph-properties fo:margin-left="0cm" fo:margin-right="0cm" fo:text-align="justify" style:justify-single-word="false" fo:orphans="2" fo:widows="2" fo:text-indent="0cm" style:auto-text-indent="false"/>
      <style:text-properties officeooo:paragraph-rsid="0021f1db"/>
    </style:style>
    <style:style style:name="P9" style:family="paragraph" style:parent-style-name="Heading_20_3">
      <style:paragraph-properties fo:margin-left="0cm" fo:margin-right="0cm" fo:text-align="justify" style:justify-single-word="false" fo:orphans="2" fo:widows="2" fo:text-indent="0cm" style:auto-text-indent="false"/>
      <style:text-properties officeooo:rsid="002e26b3" officeooo:paragraph-rsid="002e26b3"/>
    </style:style>
    <style:style style:name="P10" style:family="paragraph" style:parent-style-name="Text_20_body">
      <style:text-properties officeooo:paragraph-rsid="0060ddd3"/>
    </style:style>
    <style:style style:name="P11" style:family="paragraph" style:parent-style-name="Text_20_body">
      <style:text-properties officeooo:paragraph-rsid="0065727b"/>
    </style:style>
    <style:style style:name="P12" style:family="paragraph" style:parent-style-name="Standard">
      <style:paragraph-properties fo:margin-left="0cm" fo:margin-right="0cm" fo:text-align="justify" style:justify-single-word="false" fo:orphans="2" fo:widows="2" fo:text-indent="0cm" style:auto-text-indent="false"/>
      <style:text-properties fo:font-size="10.5pt" officeooo:paragraph-rsid="001fc97d" style:font-size-asian="10.5pt" style:font-size-complex="10.5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size="10.5pt" officeooo:paragraph-rsid="0021f1db" style:font-size-asian="10.5pt" style:font-size-complex="10.5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size="10.5pt" officeooo:paragraph-rsid="0036a74b" style:font-size-asian="10.5pt" style:font-size-complex="10.5pt"/>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a4a4a" style:font-name="Open Sans" fo:font-size="12pt" fo:letter-spacing="normal" fo:font-style="normal" fo:font-weight="normal" officeooo:rsid="0035c96c" officeooo:paragraph-rsid="0035c96c"/>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a4a4a" style:font-name="Open Sans" fo:font-size="12pt" fo:letter-spacing="normal" fo:font-style="normal" fo:font-weight="normal" officeooo:rsid="0035c96c" officeooo:paragraph-rsid="0035c96c"/>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a4a4a" style:font-name="Open Sans" fo:font-size="10.5pt" fo:letter-spacing="normal" fo:font-style="normal" fo:font-weight="normal" officeooo:paragraph-rsid="002e26b3" style:font-size-asian="10.5pt" style:font-size-complex="10.5pt"/>
    </style:style>
    <style:style style:name="P18" style:family="paragraph" style:parent-style-name="Text_20_body">
      <style:paragraph-properties fo:margin-left="0cm" fo:margin-right="0cm" fo:text-align="start" style:justify-single-word="false" fo:orphans="2" fo:widows="2" fo:text-indent="0cm" style:auto-text-indent="false"/>
      <style:text-properties officeooo:paragraph-rsid="0035c96c"/>
    </style:style>
    <style:style style:name="P1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officeooo:rsid="00430d9a" officeooo:paragraph-rsid="00430d9a"/>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2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2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2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2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officeooo:paragraph-rsid="00a20fc9" style:font-size-asian="10.5pt" style:font-size-complex="10.5pt"/>
    </style:style>
    <style:style style:name="P26"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2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officeooo:rsid="009a8cc0" officeooo:paragraph-rsid="009a8cc0" style:font-size-asian="10.5pt" style:font-size-complex="10.5pt"/>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Work Sans" fo:font-size="10.5pt" fo:letter-spacing="normal" fo:font-style="normal" fo:font-weight="normal" style:font-size-asian="10.5pt" style:font-size-complex="10.5pt"/>
    </style:style>
    <style:style style:name="P3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0.5pt" fo:letter-spacing="normal" fo:font-style="normal" fo:font-weight="normal"/>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ource Sans Pro" fo:font-size="10.5pt" fo:letter-spacing="normal" fo:font-style="normal" fo:font-weight="normal" style:font-size-asian="10.5pt" style:font-size-complex="10.5pt"/>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ource Sans Pro" fo:font-size="10.5pt" fo:letter-spacing="normal" fo:font-style="normal" fo:font-weight="normal" officeooo:paragraph-rsid="0097a1a1" style:font-size-asian="10.5pt" style:font-size-complex="10.5pt"/>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30d9a"/>
    </style:style>
    <style:style style:name="P3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size="10.5pt" style:font-size-asian="10.5pt" style:font-size-complex="10.5pt"/>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Source Sans Pro" fo:font-size="10.5pt" fo:letter-spacing="normal" fo:font-style="normal" fo:font-weight="normal" style:font-size-asian="10.5pt" style:font-size-complex="10.5pt"/>
    </style:style>
    <style:style style:name="P37" style:family="paragraph" style:parent-style-name="Text_20_body">
      <style:paragraph-properties fo:margin-left="0cm" fo:margin-right="0cm" fo:margin-top="0cm" fo:margin-bottom="0cm" loext:contextual-spacing="false" fo:orphans="2" fo:widows="2" fo:text-indent="0cm" style:auto-text-indent="false"/>
    </style:style>
    <style:style style:name="P38" style:family="paragraph" style:parent-style-name="Text_20_body">
      <style:text-properties officeooo:paragraph-rsid="0065727b"/>
    </style:style>
    <style:style style:name="P39" style:family="paragraph" style:parent-style-name="Text_20_body">
      <style:text-properties fo:font-variant="normal" fo:text-transform="none" fo:color="#3a3a3a" style:font-name="Work Sans" fo:font-size="10.5pt" fo:letter-spacing="normal" fo:font-style="normal" fo:font-weight="normal" officeooo:paragraph-rsid="0065727b" style:font-size-asian="10.5pt" style:font-size-complex="10.5pt"/>
    </style:style>
    <style:style style:name="P40" style:family="paragraph" style:parent-style-name="Text_20_body">
      <style:text-properties fo:font-size="10.5pt" officeooo:paragraph-rsid="0065727b" style:font-size-asian="10.5pt" style:font-size-complex="10.5pt"/>
    </style:style>
    <style:style style:name="P41" style:family="paragraph" style:parent-style-name="Text_20_body" style:list-style-name="L7">
      <style:paragraph-properties fo:margin-top="0cm" fo:margin-bottom="0cm" loext:contextual-spacing="false" fo:orphans="2" fo:widows="2" fo:padding="0cm" fo:border="none"/>
      <style:text-properties fo:font-variant="normal" fo:text-transform="none" fo:color="#222222" style:font-name="Source Sans Pro" fo:font-size="10.5pt" fo:letter-spacing="normal" fo:font-style="normal" fo:font-weight="normal" style:font-size-asian="10.5pt" style:font-size-complex="10.5pt"/>
    </style:style>
    <style:style style:name="P42" style:family="paragraph" style:parent-style-name="Text_20_body">
      <style:paragraph-properties fo:orphans="2" fo:widows="2" fo:padding="0cm" fo:border="none"/>
      <style:text-properties fo:font-variant="normal" fo:text-transform="none" fo:color="#222222" style:font-name="Source Sans Pro" fo:font-size="10.5pt" fo:letter-spacing="normal" fo:font-style="normal" fo:font-weight="normal" style:font-size-asian="10.5pt" style:font-size-complex="10.5pt"/>
    </style:style>
    <style:style style:name="P43" style:family="paragraph" style:parent-style-name="Text_20_body" style:list-style-name="L7">
      <style:paragraph-properties fo:orphans="2" fo:widows="2" fo:padding="0cm" fo:border="none"/>
      <style:text-properties fo:font-variant="normal" fo:text-transform="none" fo:color="#222222" style:font-name="Source Sans Pro" fo:font-size="10.5pt" fo:letter-spacing="normal" fo:font-style="normal" fo:font-weight="normal" style:font-size-asian="10.5pt" style:font-size-complex="10.5pt"/>
    </style:style>
    <style:style style:name="T1" style:family="text">
      <style:text-properties fo:font-weight="bold"/>
    </style:style>
    <style:style style:name="T2" style:family="text">
      <style:text-properties fo:color="#4a4a4a" style:font-name="Open Sans"/>
    </style:style>
    <style:style style:name="T3" style:family="text">
      <style:text-properties fo:color="#4a4a4a" style:font-name="Open Sans" officeooo:rsid="005c1745"/>
    </style:style>
    <style:style style:name="T4" style:family="text">
      <style:text-properties fo:color="#4a4a4a" style:font-name="Open Sans" officeooo:rsid="002e26b3"/>
    </style:style>
    <style:style style:name="T5" style:family="text">
      <style:text-properties fo:font-variant="normal" fo:text-transform="none" fo:color="#4a4a4a" style:font-name="Open Sans" fo:letter-spacing="normal" fo:font-style="normal" fo:font-weight="normal"/>
    </style:style>
    <style:style style:name="T6" style:family="text">
      <style:text-properties fo:font-variant="normal" fo:text-transform="none" fo:color="#4a4a4a" style:font-name="Open Sans" fo:letter-spacing="normal" fo:font-style="normal" fo:font-weight="normal" officeooo:rsid="001bbad1"/>
    </style:style>
    <style:style style:name="T7" style:family="text">
      <style:text-properties fo:font-variant="normal" fo:text-transform="none" fo:color="#4a4a4a" style:font-name="Open Sans" fo:letter-spacing="normal" fo:font-style="normal" fo:font-weight="normal" officeooo:rsid="0036a74b"/>
    </style:style>
    <style:style style:name="T8" style:family="text">
      <style:text-properties fo:font-variant="normal" fo:text-transform="none" fo:color="#4a4a4a" style:font-name="Open Sans" fo:font-size="10.5pt" fo:letter-spacing="normal" fo:font-style="normal" fo:font-weight="bold" style:font-size-asian="10.5pt" style:font-size-complex="10.5pt"/>
    </style:style>
    <style:style style:name="T9" style:family="text">
      <style:text-properties fo:font-variant="normal" fo:text-transform="none" fo:color="#4a4a4a" style:font-name="Open Sans" fo:font-size="10.5pt" fo:letter-spacing="normal" fo:font-style="normal" fo:font-weight="bold" officeooo:rsid="002a0a56" style:font-size-asian="10.5pt" style:font-size-complex="10.5pt"/>
    </style:style>
    <style:style style:name="T10" style:family="text">
      <style:text-properties fo:font-variant="normal" fo:text-transform="none" fo:color="#4a4a4a" style:font-name="Open Sans" fo:font-size="10.5pt" fo:letter-spacing="normal" fo:font-style="normal" fo:font-weight="bold" officeooo:rsid="0092dfa3" style:font-size-asian="10.5pt" style:font-size-complex="10.5pt"/>
    </style:style>
    <style:style style:name="T11" style:family="text">
      <style:text-properties fo:font-variant="normal" fo:text-transform="none" fo:color="#4a4a4a" style:font-name="Open Sans" fo:font-size="10.5pt" fo:letter-spacing="normal" fo:font-style="normal" fo:font-weight="normal" style:font-size-asian="10.5pt" style:font-size-complex="10.5pt"/>
    </style:style>
    <style:style style:name="T12" style:family="text">
      <style:text-properties fo:font-variant="normal" fo:text-transform="none" fo:color="#4a4a4a" style:font-name="Open Sans" fo:font-size="10.5pt" fo:letter-spacing="normal" fo:font-style="normal" fo:font-weight="normal" officeooo:rsid="002a0a56" style:font-size-asian="10.5pt" style:font-size-complex="10.5pt"/>
    </style:style>
    <style:style style:name="T13" style:family="text">
      <style:text-properties fo:font-variant="normal" fo:text-transform="none" fo:color="#4a4a4a" style:font-name="Open Sans" fo:font-size="10.5pt" fo:letter-spacing="normal" fo:font-style="normal" fo:font-weight="normal" officeooo:rsid="0092dfa3" style:font-size-asian="10.5pt" style:font-weight-asian="normal" style:font-size-complex="10.5pt" style:font-weight-complex="normal"/>
    </style:style>
    <style:style style:name="T14" style:family="text">
      <style:text-properties fo:font-variant="normal" fo:text-transform="none" fo:color="#4a4a4a" style:font-name="Open Sans" fo:font-size="10.5pt" fo:letter-spacing="normal" fo:font-style="normal" style:font-size-asian="10.5pt" style:font-size-complex="10.5pt"/>
    </style:style>
    <style:style style:name="T15" style:family="text">
      <style:text-properties fo:font-variant="normal" fo:text-transform="none" fo:color="#4a4a4a" style:font-name="Work Sans" fo:letter-spacing="normal" fo:font-style="normal" fo:font-weight="normal"/>
    </style:style>
    <style:style style:name="T16" style:family="text">
      <style:text-properties fo:font-variant="normal" fo:text-transform="none" fo:color="#ff6600" style:font-name="Work Sans" fo:letter-spacing="normal" fo:font-style="normal" fo:font-weight="bold" loext:padding="0cm" loext:border="none"/>
    </style:style>
    <style:style style:name="T17" style:family="text">
      <style:text-properties fo:font-variant="normal" fo:text-transform="none" fo:color="#ff6600" style:font-name="Work Sans" fo:letter-spacing="normal" fo:font-style="normal" fo:font-weight="bold" officeooo:rsid="0085ee4a" loext:padding="0cm" loext:border="none"/>
    </style:style>
    <style:style style:name="T18" style:family="text">
      <style:text-properties fo:font-variant="normal" fo:text-transform="none" fo:color="#ff6600" style:font-name="Work Sans" fo:font-size="10.5pt" fo:letter-spacing="normal" fo:font-style="normal" fo:font-weight="bold" style:font-size-asian="10.5pt" style:font-size-complex="10.5pt" loext:padding="0cm" loext:border="none"/>
    </style:style>
    <style:style style:name="T19" style:family="text">
      <style:text-properties fo:font-variant="normal" fo:text-transform="none" fo:color="#ff6600" style:font-name="Work Sans" fo:font-size="10.5pt" fo:letter-spacing="normal" fo:font-style="normal" fo:font-weight="bold" officeooo:rsid="0035c96c" style:font-size-asian="10.5pt" style:font-size-complex="10.5pt" loext:padding="0cm" loext:border="none"/>
    </style:style>
    <style:style style:name="T20" style:family="text">
      <style:text-properties fo:font-variant="normal" fo:text-transform="none" fo:color="#ff6600" style:font-name="Work Sans" fo:font-size="10.5pt" fo:letter-spacing="normal" fo:font-style="normal" fo:font-weight="bold" officeooo:rsid="004fb8a5" style:font-size-asian="10.5pt" style:font-size-complex="10.5pt" loext:padding="0cm" loext:border="none"/>
    </style:style>
    <style:style style:name="T21" style:family="text">
      <style:text-properties fo:font-variant="normal" fo:text-transform="none" fo:color="#ff6600" style:font-name="Work Sans" fo:font-size="10.5pt" fo:letter-spacing="normal" fo:font-style="normal" fo:font-weight="bold" officeooo:rsid="00524574" style:font-size-asian="10.5pt" style:font-size-complex="10.5pt" loext:padding="0cm" loext:border="none"/>
    </style:style>
    <style:style style:name="T22" style:family="text">
      <style:text-properties fo:font-variant="normal" fo:text-transform="none" fo:color="#ff6600" style:font-name="Work Sans" fo:font-size="10.5pt" fo:letter-spacing="normal" fo:font-style="normal" fo:font-weight="bold" officeooo:rsid="0057dc76" style:font-size-asian="10.5pt" style:font-size-complex="10.5pt" loext:padding="0cm" loext:border="none"/>
    </style:style>
    <style:style style:name="T23" style:family="text">
      <style:text-properties fo:font-variant="normal" fo:text-transform="none" fo:color="#ff6600" style:font-name="Work Sans" fo:font-size="10.5pt" fo:letter-spacing="normal" fo:font-style="normal" fo:font-weight="bold" officeooo:rsid="005b8521" style:font-size-asian="10.5pt" style:font-size-complex="10.5pt" loext:padding="0cm" loext:border="none"/>
    </style:style>
    <style:style style:name="T24" style:family="text">
      <style:text-properties fo:font-variant="normal" fo:text-transform="none" fo:color="#ff6600" style:font-name="Work Sans" fo:font-size="10.5pt" fo:letter-spacing="normal" fo:font-style="normal" fo:font-weight="bold" officeooo:rsid="005dfd69" style:font-size-asian="10.5pt" style:font-size-complex="10.5pt" loext:padding="0cm" loext:border="none"/>
    </style:style>
    <style:style style:name="T25" style:family="text">
      <style:text-properties fo:font-variant="normal" fo:text-transform="none" fo:color="#ff6600" style:font-name="Work Sans" fo:font-size="10.5pt" fo:letter-spacing="normal" fo:font-style="normal" fo:font-weight="bold" officeooo:rsid="006461d8" style:font-size-asian="10.5pt" style:font-size-complex="10.5pt" loext:padding="0cm" loext:border="none"/>
    </style:style>
    <style:style style:name="T26" style:family="text">
      <style:text-properties fo:font-variant="normal" fo:text-transform="none" fo:color="#ff6600" style:font-name="Work Sans" fo:font-size="10.5pt" fo:letter-spacing="normal" fo:font-style="normal" fo:font-weight="bold" officeooo:rsid="00690e74" style:font-size-asian="10.5pt" style:font-size-complex="10.5pt" loext:padding="0cm" loext:border="none"/>
    </style:style>
    <style:style style:name="T27" style:family="text">
      <style:text-properties fo:font-variant="normal" fo:text-transform="none" fo:color="#ff6600" style:font-name="Work Sans" fo:font-size="10.5pt" fo:letter-spacing="normal" fo:font-style="normal" fo:font-weight="bold" officeooo:rsid="006e55bb" style:font-size-asian="10.5pt" style:font-size-complex="10.5pt" loext:padding="0cm" loext:border="none"/>
    </style:style>
    <style:style style:name="T28" style:family="text">
      <style:text-properties fo:font-variant="normal" fo:text-transform="none" fo:color="#ff6600" style:font-name="Work Sans" fo:font-size="10.5pt" fo:letter-spacing="normal" fo:font-style="normal" fo:font-weight="bold" officeooo:rsid="0073eba5" style:font-size-asian="10.5pt" style:font-size-complex="10.5pt" loext:padding="0cm" loext:border="none"/>
    </style:style>
    <style:style style:name="T29" style:family="text">
      <style:text-properties fo:font-variant="normal" fo:text-transform="none" fo:color="#ff6600" style:font-name="Work Sans" fo:font-size="10.5pt" fo:letter-spacing="normal" fo:font-style="normal" fo:font-weight="bold" officeooo:rsid="0079f401" style:font-size-asian="10.5pt" style:font-size-complex="10.5pt" loext:padding="0cm" loext:border="none"/>
    </style:style>
    <style:style style:name="T30" style:family="text">
      <style:text-properties fo:font-variant="normal" fo:text-transform="none" fo:color="#ff6600" style:font-name="Work Sans" fo:font-size="10.5pt" fo:letter-spacing="normal" fo:font-style="normal" fo:font-weight="bold" officeooo:rsid="007d00c2" style:font-size-asian="10.5pt" style:font-size-complex="10.5pt" loext:padding="0cm" loext:border="none"/>
    </style:style>
    <style:style style:name="T31" style:family="text">
      <style:text-properties fo:font-variant="normal" fo:text-transform="none" fo:color="#ff6600" style:font-name="Work Sans" fo:font-size="10.5pt" fo:letter-spacing="normal" fo:font-style="normal" fo:font-weight="bold" officeooo:rsid="00834845" style:font-size-asian="10.5pt" style:font-size-complex="10.5pt" loext:padding="0cm" loext:border="none"/>
    </style:style>
    <style:style style:name="T32" style:family="text">
      <style:text-properties fo:font-variant="normal" fo:text-transform="none" fo:color="#ff6600" style:font-name="Work Sans" fo:font-size="10.5pt" fo:letter-spacing="normal" fo:font-style="normal" fo:font-weight="bold" officeooo:rsid="008cafa1" style:font-size-asian="10.5pt" style:font-size-complex="10.5pt" loext:padding="0cm" loext:border="none"/>
    </style:style>
    <style:style style:name="T33" style:family="text">
      <style:text-properties fo:font-variant="normal" fo:text-transform="none" fo:color="#ff6600" style:font-name="Work Sans" fo:font-size="10.5pt" fo:letter-spacing="normal" fo:font-style="normal" fo:font-weight="normal" style:font-size-asian="10.5pt" style:font-size-complex="10.5pt" loext:padding="0cm" loext:border="none"/>
    </style:style>
    <style:style style:name="T34" style:family="text">
      <style:text-properties fo:font-variant="normal" fo:text-transform="none" fo:color="#ff6600" style:font-name="Work Sans" fo:font-size="10.5pt" fo:letter-spacing="normal" fo:font-style="italic" fo:font-weight="normal" style:font-size-asian="10.5pt" style:font-size-complex="10.5pt" loext:padding="0cm" loext:border="none"/>
    </style:style>
    <style:style style:name="T35" style:family="text">
      <style:text-properties fo:font-variant="normal" fo:text-transform="none" fo:color="#ff6600" fo:font-size="10.5pt" fo:letter-spacing="normal" style:font-size-asian="10.5pt" style:font-size-complex="10.5pt"/>
    </style:style>
    <style:style style:name="T36" style:family="text">
      <style:text-properties fo:font-variant="normal" fo:text-transform="none" fo:color="#3a3a3a" style:font-name="Work Sans" fo:letter-spacing="normal" fo:font-style="normal" fo:font-weight="normal"/>
    </style:style>
    <style:style style:name="T37" style:family="text">
      <style:text-properties fo:font-variant="normal" fo:text-transform="none" fo:color="#3a3a3a" style:font-name="Work Sans" fo:font-size="10.5pt" fo:letter-spacing="normal" fo:font-style="normal" fo:font-weight="normal" style:font-size-asian="10.5pt" style:font-size-complex="10.5pt"/>
    </style:style>
    <style:style style:name="T38" style:family="text">
      <style:text-properties fo:font-variant="normal" fo:text-transform="none" fo:color="#3a3a3a" style:font-name="Work Sans" fo:font-size="10.5pt" fo:letter-spacing="normal" fo:font-style="normal" fo:font-weight="normal" style:font-size-asian="10.5pt" style:font-size-complex="10.5pt" loext:padding="0cm" loext:border="none"/>
    </style:style>
    <style:style style:name="T39" style:family="text">
      <style:text-properties fo:font-variant="normal" fo:text-transform="none" fo:color="#3a3a3a" style:font-name="Work Sans" fo:font-size="10.5pt" fo:letter-spacing="normal" fo:font-style="normal" fo:font-weight="normal" officeooo:rsid="0035c96c" style:font-size-asian="10.5pt" style:font-size-complex="10.5pt" loext:padding="0cm" loext:border="none"/>
    </style:style>
    <style:style style:name="T40" style:family="text">
      <style:text-properties fo:font-variant="normal" fo:text-transform="none" fo:color="#3a3a3a" style:font-name="Work Sans" fo:font-size="10.5pt" fo:letter-spacing="normal" fo:font-style="normal" fo:font-weight="normal" officeooo:rsid="002a0a56" style:font-size-asian="10.5pt" style:font-size-complex="10.5pt"/>
    </style:style>
    <style:style style:name="T41" style:family="text">
      <style:text-properties fo:font-variant="normal" fo:text-transform="none" fo:color="#3a3a3a" style:font-name="Work Sans" fo:font-size="10.5pt" fo:letter-spacing="normal" fo:font-style="normal" fo:font-weight="normal" officeooo:rsid="0060ddd3" style:font-size-asian="10.5pt" style:font-size-complex="10.5pt"/>
    </style:style>
    <style:style style:name="T42" style:family="text">
      <style:text-properties fo:font-variant="normal" fo:text-transform="none" fo:color="#3a3a3a" style:font-name="Work Sans" fo:font-size="10.5pt" fo:letter-spacing="normal" fo:font-style="normal" fo:font-weight="bold" officeooo:rsid="0035c96c" style:font-size-asian="10.5pt" style:font-size-complex="10.5pt" loext:padding="0cm" loext:border="none"/>
    </style:style>
    <style:style style:name="T43" style:family="text">
      <style:text-properties fo:font-variant="normal" fo:text-transform="none" fo:color="#3a3a3a" style:font-name="Work Sans" fo:font-size="10.5pt" fo:letter-spacing="normal" fo:font-style="normal" fo:font-weight="bold" style:font-size-asian="10.5pt" style:font-size-complex="10.5pt" loext:padding="0cm" loext:border="none"/>
    </style:style>
    <style:style style:name="T44" style:family="text">
      <style:text-properties fo:font-variant="normal" fo:text-transform="none" fo:color="#3a3a3a" style:font-name="Work Sans" fo:font-size="10.5pt" fo:letter-spacing="normal" fo:font-style="normal" officeooo:rsid="002a0a56" style:font-size-asian="10.5pt" style:font-size-complex="10.5pt" loext:padding="0cm" loext:border="none"/>
    </style:style>
    <style:style style:name="T45" style:family="text">
      <style:text-properties fo:font-variant="normal" fo:text-transform="none" fo:color="#3a3a3a" style:font-name="Work Sans" fo:font-size="10.5pt" fo:letter-spacing="normal" fo:font-style="normal" style:font-size-asian="10.5pt" style:font-size-complex="10.5pt" loext:padding="0cm" loext:border="none"/>
    </style:style>
    <style:style style:name="T46" style:family="text">
      <style:text-properties fo:font-variant="normal" fo:text-transform="none" fo:color="#3a3a3a" style:font-name="Work Sans" fo:font-size="10.5pt" fo:letter-spacing="normal" fo:font-style="italic" fo:font-weight="normal" officeooo:rsid="0035c96c" style:font-size-asian="10.5pt" style:font-size-complex="10.5pt" loext:padding="0cm" loext:border="none"/>
    </style:style>
    <style:style style:name="T47" style:family="text">
      <style:text-properties fo:font-variant="normal" fo:text-transform="none" fo:color="#3a3a3a" style:font-name="Work Sans" fo:font-size="10.5pt" fo:letter-spacing="normal" fo:font-style="italic" fo:font-weight="normal" style:font-size-asian="10.5pt" style:font-size-complex="10.5pt" loext:padding="0cm" loext:border="none"/>
    </style:style>
    <style:style style:name="T48" style:family="text">
      <style:text-properties fo:font-variant="normal" fo:text-transform="none" fo:color="#3a3a3a" style:font-name="Work Sans" fo:font-size="10.5pt" fo:letter-spacing="normal" fo:font-style="italic" fo:font-weight="bold" officeooo:rsid="0035c96c" style:font-size-asian="10.5pt" style:font-size-complex="10.5pt" loext:padding="0cm" loext:border="none"/>
    </style:style>
    <style:style style:name="T49" style:family="text">
      <style:text-properties fo:font-variant="normal" fo:text-transform="none" fo:color="#3a3a3a" style:font-name="Work Sans" fo:font-size="10.5pt" fo:letter-spacing="normal" fo:font-style="italic" fo:font-weight="bold" style:font-size-asian="10.5pt" style:font-size-complex="10.5pt" loext:padding="0cm" loext:border="none"/>
    </style:style>
    <style:style style:name="T50" style:family="text">
      <style:text-properties fo:font-variant="normal" fo:text-transform="none" fo:color="#3a3a3a" style:font-name="Work Sans" fo:font-size="10.5pt" fo:letter-spacing="normal" fo:font-weight="bold" officeooo:rsid="0035c96c" style:font-size-asian="10.5pt" style:font-size-complex="10.5pt" loext:padding="0cm" loext:border="none"/>
    </style:style>
    <style:style style:name="T51" style:family="text">
      <style:text-properties fo:font-variant="normal" fo:text-transform="none" fo:color="#a53e33" style:text-line-through-style="none" style:text-line-through-type="none" style:font-name="Work Sans" fo:font-size="10.5pt" fo:letter-spacing="normal" fo:font-style="normal" style:text-underline-style="none" fo:font-weight="normal" officeooo:rsid="0035c96c" style:text-blinking="false" fo:background-color="#ffffff" loext:char-shading-value="0" style:font-size-asian="10.5pt" style:font-size-complex="10.5pt" loext:padding="0cm" loext:border="none"/>
    </style:style>
    <style:style style:name="T52" style:family="text">
      <style:text-properties fo:font-variant="normal" fo:text-transform="none" fo:color="#a53e33" style:text-line-through-style="none" style:text-line-through-type="none" style:font-name="Work Sans" fo:font-size="10.5pt" fo:letter-spacing="normal" fo:font-style="normal" style:text-underline-style="none" fo:font-weight="normal" style:text-blinking="false" fo:background-color="#ffffff" loext:char-shading-value="0" style:font-size-asian="10.5pt" style:font-size-complex="10.5pt" loext:padding="0cm" loext:border="none"/>
    </style:style>
    <style:style style:name="T53" style:family="text">
      <style:text-properties fo:font-variant="normal" fo:text-transform="none" fo:color="#a53e33" style:text-line-through-style="none" style:text-line-through-type="none" style:font-name="Work Sans"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54" style:family="text">
      <style:text-properties fo:font-variant="normal" fo:text-transform="none" fo:color="#a53e33" style:text-line-through-style="none" style:text-line-through-type="none" style:font-name="Work Sans" fo:font-size="10.5pt" fo:letter-spacing="normal" fo:font-style="normal" style:text-underline-style="none" fo:font-weight="bold" style:text-blinking="false" fo:background-color="transparent" loext:char-shading-value="0" style:font-size-asian="10.5pt" style:font-size-complex="10.5pt" loext:padding="0cm" loext:border="none"/>
    </style:style>
    <style:style style:name="T55" style:family="text">
      <style:text-properties fo:font-variant="normal" fo:text-transform="none" fo:color="#222222" style:font-name="Source Sans Pro" fo:font-size="13.5pt" fo:letter-spacing="normal" fo:font-style="normal" fo:font-weight="normal" officeooo:rsid="0035c96c" style:font-size-asian="10.5pt" style:font-size-complex="10.5pt" loext:padding="0cm" loext:border="none"/>
    </style:style>
    <style:style style:name="T56" style:family="text">
      <style:text-properties fo:font-variant="normal" fo:text-transform="none" fo:color="#222222" style:font-name="Source Sans Pro" fo:letter-spacing="normal" fo:font-style="normal" fo:font-weight="normal"/>
    </style:style>
    <style:style style:name="T57" style:family="text">
      <style:text-properties fo:font-variant="normal" fo:text-transform="none" fo:color="#222222" style:font-name="Source Sans Pro" fo:letter-spacing="normal" fo:font-style="normal" fo:font-weight="normal" officeooo:rsid="0035c96c" loext:padding="0cm" loext:border="none"/>
    </style:style>
    <style:style style:name="T58" style:family="text">
      <style:text-properties fo:font-variant="normal" fo:text-transform="none" fo:color="#222222" style:font-name="Source Sans Pro" fo:font-size="10.5pt" fo:letter-spacing="normal" fo:font-style="normal" fo:font-weight="bold" style:font-size-asian="10.5pt" style:font-size-complex="10.5pt"/>
    </style:style>
    <style:style style:name="T59" style:family="text">
      <style:text-properties fo:font-variant="normal" fo:text-transform="none" fo:color="#222222" style:font-name="Source Sans Pro" fo:font-size="10.5pt" fo:letter-spacing="normal" fo:font-style="normal" fo:font-weight="bold" officeooo:rsid="00901149" style:font-size-asian="10.5pt" style:font-size-complex="10.5pt"/>
    </style:style>
    <style:style style:name="T60" style:family="text">
      <style:text-properties fo:font-variant="normal" fo:text-transform="none" fo:color="#222222" style:font-name="Source Sans Pro" fo:font-size="10.5pt" fo:letter-spacing="normal" fo:font-style="normal" fo:font-weight="bold" officeooo:rsid="0092dfa3" style:font-size-asian="10.5pt" style:font-size-complex="10.5pt"/>
    </style:style>
    <style:style style:name="T61" style:family="text">
      <style:text-properties fo:font-variant="normal" fo:text-transform="none" fo:color="#222222" style:font-name="Source Sans Pro" fo:font-size="10.5pt" fo:letter-spacing="normal" fo:font-style="normal" fo:font-weight="normal" style:font-size-asian="10.5pt" style:font-size-complex="10.5pt"/>
    </style:style>
    <style:style style:name="T62" style:family="text">
      <style:text-properties fo:font-variant="normal" fo:text-transform="none" fo:color="#222222" style:font-name="Source Sans Pro" fo:font-size="10.5pt" fo:letter-spacing="normal" fo:font-style="normal" fo:font-weight="normal" officeooo:rsid="0035c96c" style:font-size-asian="10.5pt" style:font-size-complex="10.5pt" loext:padding="0cm" loext:border="none"/>
    </style:style>
    <style:style style:name="T63" style:family="text">
      <style:text-properties officeooo:rsid="002e26b3"/>
    </style:style>
    <style:style style:name="T64" style:family="text">
      <style:text-properties fo:color="#ff6600" style:font-name="Work Sans" fo:font-size="10.5pt" fo:font-weight="bold" style:font-size-asian="10.5pt" style:font-size-complex="10.5pt" loext:padding="0cm" loext:border="none"/>
    </style:style>
    <style:style style:name="T65" style:family="text">
      <style:text-properties fo:color="#ff6600" fo:font-weight="bold" loext:padding="0cm" loext:border="none"/>
    </style:style>
    <style:style style:name="T66" style:family="text">
      <style:text-properties fo:color="#ff6600" fo:font-size="10.5pt" fo:font-weight="bold" style:font-size-asian="10.5pt" style:font-size-complex="10.5pt" loext:padding="0cm" loext:border="none"/>
    </style:style>
    <style:style style:name="T67" style:family="text">
      <style:text-properties fo:color="#ff6600" fo:font-size="10.5pt" fo:font-weight="bold" officeooo:rsid="00411447" style:font-size-asian="10.5pt" style:font-size-complex="10.5pt" loext:padding="0cm" loext:border="none"/>
    </style:style>
    <style:style style:name="T68" style:family="text">
      <style:text-properties fo:color="#ff6600" fo:font-size="10.5pt" fo:font-weight="bold" officeooo:rsid="004488f7" style:font-size-asian="10.5pt" style:font-size-complex="10.5pt" loext:padding="0cm" loext:border="none"/>
    </style:style>
    <style:style style:name="T69" style:family="text">
      <style:text-properties fo:color="#ff6600" fo:font-size="10.5pt" fo:font-weight="bold" officeooo:rsid="00498ec7" style:font-size-asian="10.5pt" style:font-size-complex="10.5pt" loext:padding="0cm" loext:border="none"/>
    </style:style>
    <style:style style:name="T70" style:family="text">
      <style:text-properties fo:color="#ff6600" fo:font-size="10.5pt" style:font-size-asian="10.5pt" style:font-size-complex="10.5pt"/>
    </style:style>
    <style:style style:name="T71" style:family="text">
      <style:text-properties fo:color="#3a3a3a" style:font-name="Work Sans" fo:font-weight="normal" officeooo:rsid="00385b40" loext:padding="0cm" loext:border="none"/>
    </style:style>
    <style:style style:name="T72" style:family="text">
      <style:text-properties fo:color="#3a3a3a" style:font-name="Work Sans" fo:font-weight="normal" loext:padding="0cm" loext:border="none"/>
    </style:style>
    <style:style style:name="T73" style:family="text">
      <style:text-properties fo:color="#3a3a3a" style:font-name="Work Sans" fo:font-size="10.5pt" fo:font-weight="normal" officeooo:rsid="00385b40" style:font-size-asian="10.5pt" style:font-size-complex="10.5pt" loext:padding="0cm" loext:border="none"/>
    </style:style>
    <style:style style:name="T74" style:family="text">
      <style:text-properties fo:color="#3a3a3a" style:font-name="Work Sans" fo:font-size="10.5pt" fo:font-weight="normal" style:font-size-asian="10.5pt" style:font-size-complex="10.5pt" loext:padding="0cm" loext:border="none"/>
    </style:style>
    <style:style style:name="T75" style:family="text">
      <style:text-properties fo:color="#3a3a3a" style:font-name="Work Sans" fo:font-size="10.5pt" fo:letter-spacing="normal" fo:font-style="italic" fo:font-weight="normal" style:font-size-asian="10.5pt" style:font-size-complex="10.5pt" loext:padding="0cm" loext:border="none"/>
    </style:style>
    <style:style style:name="T76" style:family="text">
      <style:text-properties officeooo:rsid="00385b40"/>
    </style:style>
    <style:style style:name="T77" style:family="text">
      <style:text-properties officeooo:rsid="0040ab2d"/>
    </style:style>
    <style:style style:name="T78" style:family="text">
      <style:text-properties officeooo:rsid="00430d9a"/>
    </style:style>
    <style:style style:name="T79" style:family="text">
      <style:text-properties officeooo:rsid="0046ec13"/>
    </style:style>
    <style:style style:name="T80" style:family="text">
      <style:text-properties officeooo:rsid="005c1745"/>
    </style:style>
    <style:style style:name="T81" style:family="text">
      <style:text-properties officeooo:rsid="0085ee4a"/>
    </style:style>
    <style:style style:name="T82" style:family="text">
      <style:text-properties fo:color="#222222" style:font-name="Source Sans Pro" fo:font-size="13.5pt" fo:font-weight="normal" style:font-size-asian="10.5pt" style:font-size-complex="10.5pt" loext:padding="0cm" loext:border="none"/>
    </style:style>
    <style:style style:name="T83" style:family="text">
      <style:text-properties fo:color="#222222" style:font-name="Source Sans Pro" fo:font-weight="normal" loext:padding="0cm" loext:border="none"/>
    </style:style>
    <style:style style:name="T84" style:family="text">
      <style:text-properties fo:color="#222222" style:font-name="Source Sans Pro" fo:font-size="10.5pt" fo:font-weight="normal" style:font-size-asian="10.5pt" style:font-size-complex="10.5pt" loext:padding="0cm" loext:border="none"/>
    </style:style>
    <style:style style:name="T85" style:family="text">
      <style:text-properties fo:font-size="10.5pt" style:font-size-asian="10.5pt" style:font-size-complex="10.5pt"/>
    </style:style>
    <style:style style:name="T86" style:family="text">
      <style:text-properties fo:font-size="10.5pt" officeooo:rsid="0060ddd3" style:font-size-asian="10.5pt" style:font-size-complex="10.5pt"/>
    </style:style>
    <style:style style:name="T87" style:family="text">
      <style:text-properties fo:font-size="10.5pt" fo:font-weight="normal" officeooo:rsid="0040ab2d" style:font-size-asian="10.5pt" style:font-size-complex="10.5pt" loext:padding="0cm" loext:border="none"/>
    </style:style>
    <style:style style:name="T88" style:family="text">
      <style:text-properties fo:font-size="10.5pt" fo:font-weight="normal" style:font-size-asian="10.5pt" style:font-size-complex="10.5pt" loext:padding="0cm" loext:border="none"/>
    </style:style>
    <style:style style:name="T89" style:family="text">
      <style:text-properties fo:font-size="10.5pt" fo:font-weight="normal" officeooo:rsid="0046ec13" style:font-size-asian="10.5pt" style:font-size-complex="10.5pt" loext:padding="0cm" loext:border="none"/>
    </style:style>
    <style:style style:name="T90" style:family="text">
      <style:text-properties fo:font-size="10.5pt" fo:font-weight="bold" style:font-size-asian="10.5pt" style:font-size-complex="10.5pt" loext:padding="0cm" loext:border="none"/>
    </style:style>
    <style:style style:name="T91" style:family="text">
      <style:text-properties style:font-size-asian="10.5pt" style:font-size-complex="10.5pt"/>
    </style:style>
    <style:style style:name="T92" style:family="text">
      <style:text-properties officeooo:rsid="00385b40" style:font-size-asian="10.5pt" style:font-size-complex="10.5pt"/>
    </style:style>
    <style:style style:name="T93" style:family="text">
      <style:text-properties officeooo:rsid="0097a1a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8">A. Basic Level  – Selenium Interview Questions</text:span></text:span></text:h>
      <text:p text:style-name="Text_20_body"><text:span text:style-name="Strong_20_Emphasis"><text:span text:style-name="T18">1) What is Automation Testing?</text:span></text:span></text:p>
      <text:p text:style-name="Text_20_body"><text:span text:style-name="Strong_20_Emphasis"><text:span text:style-name="T38">Automation testing or Test Automation is a process of automating the manual process to test the application/system under test.</text:span></text:span></text:p>
      <text:h text:style-name="Heading_20_3" text:outline-level="3"><text:span text:style-name="Strong_20_Emphasis"><text:span text:style-name="T10">2.</text:span></text:span><text:span text:style-name="Strong_20_Emphasis"><text:span text:style-name="T8">What are the significant changes in upgrades in various Selenium versions?</text:span></text:span></text:h>
      <text:p text:style-name="P1"><text:span text:style-name="T13">1.</text:span><text:span text:style-name="T11">Selenium IDE :-IDE is used for recording and playback of tests.</text:span></text:p>
      <text:p text:style-name="P12"><text:span text:style-name="T6">2.</text:span><text:span text:style-name="T5">Selenium RC :-WebDriver is used for testing dynamic web applications via a programming interface.</text:span></text:p>
      <text:p text:style-name="P13"><text:span text:style-name="T6">3.</text:span><text:span text:style-name="T5">Selenium Grid :-Grid is used for deploying tests in remote host machines.</text:span></text:p>
      <text:p text:style-name="P14"><text:span text:style-name="T7">4.Selenium WebDriver :-</text:span><text:span text:style-name="T5"> </text:span><text:span text:style-name="T15">WebDriver directly communicates with the web browser and uses its native compatibility to automate.</text:span></text:p>
      <text:h text:style-name="P8" text:outline-level="3"><text:span text:style-name="Strong_20_Emphasis"><text:span text:style-name="T8">3. Explain the different exceptions in Selenium WebDriver.</text:span></text:span><text:span text:style-name="Strong_20_Emphasis"><text:span text:style-name="T11">?</text:span></text:span></text:h>
      <text:p text:style-name="P2"><text:span text:style-name="Strong_20_Emphasis"><text:span text:style-name="T12">1.</text:span></text:span><text:span text:style-name="Strong_20_Emphasis"><text:span text:style-name="T9">TimeoutException:</text:span></text:span><text:span text:style-name="Strong_20_Emphasis"><text:span text:style-name="T12"> This exception is thrown when a command performing an operation does not complete in the stipulated time</text:span></text:span></text:p>
      <text:p text:style-name="P2"><text:span text:style-name="Strong_20_Emphasis"><text:span text:style-name="T12">2.</text:span></text:span><text:span text:style-name="Strong_20_Emphasis"><text:span text:style-name="T8">NoSuchElementException:</text:span></text:span><text:span text:style-name="T11"> This exception is thrown when an element with given attributes is not found on the web page</text:span></text:p>
      <text:p text:style-name="P2"><text:span text:style-name="Strong_20_Emphasis"><text:span text:style-name="T9">3.</text:span></text:span><text:span text:style-name="Strong_20_Emphasis"><text:span text:style-name="T8">ElementNotVisibleException:</text:span></text:span><text:span text:style-name="T11"> This exception is thrown when the element is present in DOM (Document Object Model), but not visible on the web page</text:span></text:p>
      <text:p text:style-name="P2"><text:span text:style-name="Strong_20_Emphasis"><text:span text:style-name="T12">4.</text:span></text:span><text:span text:style-name="Strong_20_Emphasis"><text:span text:style-name="T8">StaleElementException:</text:span></text:span><text:span text:style-name="T11"> This exception is thrown when the element is either deleted or no longer attached to the DOM.</text:span></text:p>
      <text:h text:style-name="P9" text:outline-level="3"><text:span text:style-name="Strong_20_Emphasis"><text:span text:style-name="T8">4. What is exception test in Selenium?</text:span></text:span></text:h>
      <text:p text:style-name="P17"><text:span text:style-name="T63">An exception test is an exception that you expect will be thrown inside a test class.Ex:-</text:span><text:span text:style-name="T1">@Test(expectedException = NoSuchElementException.class)</text:span></text:p>
      <text:p text:style-name="P15"><text:span text:style-name="Strong_20_Emphasis"><text:span text:style-name="T64">5) What are the testing types that can be supported by Selenium?</text:span></text:span></text:p>
      <text:p text:style-name="P18"><text:span text:style-name="Strong_20_Emphasis"><text:span text:style-name="T62">For web based application testing selenium can be used</text:span></text:span></text:p>
      <text:p text:style-name="P16"><text:span text:style-name="Strong_20_Emphasis"><text:span text:style-name="T73">1.</text:span></text:span><text:span text:style-name="Strong_20_Emphasis"><text:span text:style-name="T74">Functional Testing.</text:span></text:span></text:p>
      <text:p text:style-name="P29"><text:span text:style-name="T76">2.</text:span>Regression Testing.</text:p>
      <text:p text:style-name="P31">For post release validation with continuous integration automation tool could be used</text:p>
      <text:p text:style-name="P36">a) Jenkins</text:p>
      <text:p text:style-name="P36">b) Hudson</text:p>
      <text:p text:style-name="P36">c) Quick Build</text:p>
      <text:p text:style-name="P36">d) CruiseCont</text:p>
      <text:p text:style-name="P21"/>
      <text:p text:style-name="P30"><text:span text:style-name="T91"/></text:p>
      <text:p text:style-name="P6"><text:span text:style-name="Strong_20_Emphasis"><text:span text:style-name="T66">6) What are the limitations of Selenium?</text:span></text:span></text:p>
      <text:p text:style-name="P6"><text:span text:style-name="Strong_20_Emphasis"><text:span text:style-name="T87">1.</text:span></text:span><text:span text:style-name="Strong_20_Emphasis"><text:span text:style-name="T88">Selenium supports testing of only web-based applications</text:span></text:span></text:p>
      <text:list xml:id="list3121768545308637902" text:style-name="L1">
        <text:list-header>
          <text:p text:style-name="P22"><text:span text:style-name="T77">2.</text:span>Mobile applications cannot be tested using Selenium</text:p>
        </text:list-header>
      </text:list>
      <text:p text:style-name="P21"><text:span text:style-name="T77">3.</text:span>Captcha and Barcode readers cannot be tested using Selenium</text:p>
      <text:list xml:id="list153328217073731" text:continue-numbering="true" text:style-name="L1">
        <text:list-header>
          <text:p text:style-name="P22"><text:span text:style-name="T77">4.</text:span>Reports can only be generated using third-party tools like TestNG or JUnit.</text:p>
          <text:p text:style-name="P22"><text:span text:style-name="T77">5.</text:span>As Selenium is a free tool, thus there is no ready vendor support through the user can find numerous helping communities.</text:p>
          <text:p text:style-name="P22"><text:span text:style-name="T77">6.</text:span>The user is expected to possess prior programming language knowledge.</text:p>
        </text:list-header>
      </text:list>
      <text:p text:style-name="P21"><text:soft-page-break/></text:p>
      <text:list xml:id="list153327119861451" text:continue-numbering="true" text:style-name="L1">
        <text:list-header>
          <text:p text:style-name="P19"><text:span text:style-name="Strong_20_Emphasis"><text:span text:style-name="T67">7</text:span></text:span><text:span text:style-name="Strong_20_Emphasis"><text:span text:style-name="T66">) What is Selenese?</text:span></text:span></text:p>
        </text:list-header>
      </text:list>
      <text:p text:style-name="P21">Selenese is the language which is used to write test scripts in Selenium IDE.</text:p>
      <text:p text:style-name="P28">3 Types of Selenese:-</text:p>
      <text:p text:style-name="P32">Actions: It is used for performing the operations and interactions with the target elements</text:p>
      <text:p text:style-name="P32">Assertions: It is used as a check points</text:p>
      <text:p text:style-name="P32">Accessors: It is used for storing the values in a variabl<text:span text:style-name="T93">e</text:span></text:p>
      <text:p text:style-name="P32"/>
      <text:p text:style-name="P32"/>
      <text:p text:style-name="P7"><text:span text:style-name="Strong_20_Emphasis"><text:span text:style-name="T68">8</text:span></text:span><text:span text:style-name="Strong_20_Emphasis"><text:span text:style-name="T66">)</text:span></text:span><text:span text:style-name="T70"> </text:span><text:span text:style-name="Strong_20_Emphasis"><text:span text:style-name="T66">What are the different types of locators in Selenium?</text:span></text:span></text:p>
      <text:p text:style-name="P7"><text:span text:style-name="Strong_20_Emphasis"><text:span text:style-name="T88">The locator can be termed as an address that identifies a web element uniquely within the webpage. </text:span></text:span></text:p>
      <text:p text:style-name="P7"><text:span text:style-name="Strong_20_Emphasis"><text:span text:style-name="T89">1.</text:span></text:span><text:span text:style-name="Strong_20_Emphasis"><text:span text:style-name="T88">ID</text:span></text:span></text:p>
      <text:list xml:id="list6977168428251192079" text:style-name="L2">
        <text:list-header>
          <text:p text:style-name="P23"><text:span text:style-name="T79">2.</text:span>ClassName</text:p>
        </text:list-header>
      </text:list>
      <text:p text:style-name="P21"><text:span text:style-name="T79">3.</text:span>Name</text:p>
      <text:list xml:id="list153327487654296" text:continue-numbering="true" text:style-name="L2">
        <text:list-header>
          <text:p text:style-name="P23"><text:span text:style-name="T79">4.</text:span>TagName</text:p>
          <text:p text:style-name="P23"><text:span text:style-name="T79">5.</text:span>LinkText</text:p>
          <text:p text:style-name="P23"><text:span text:style-name="T79">5.</text:span>PartialLinkText</text:p>
          <text:p text:style-name="P23"><text:span text:style-name="T79">6.</text:span>Xpath</text:p>
          <text:p text:style-name="P23"><text:span text:style-name="T79">7.</text:span>CSS Selector</text:p>
          <text:p text:style-name="P23"><text:span text:style-name="T79">8.</text:span>DOM</text:p>
        </text:list-header>
      </text:list>
      <text:p text:style-name="P21"/>
      <text:p text:style-name="P7"><text:span text:style-name="Strong_20_Emphasis"><text:span text:style-name="T69">9</text:span></text:span><text:span text:style-name="Strong_20_Emphasis"><text:span text:style-name="T66">) What is the difference between assert and verify commands?</text:span></text:span></text:p>
      <text:p text:style-name="P7"><text:span text:style-name="Strong_20_Emphasis"><text:span text:style-name="T84">Assertion is used as a  verification point. It verifies that the state of the application conforms to what is expected.The types of assertion are “assert” , “verify” and “waitFor”.</text:span></text:span></text:p>
      <text:p text:style-name="P7"><text:span text:style-name="Strong_20_Emphasis"><text:span text:style-name="T84"/></text:span></text:p>
      <text:p text:style-name="P5"><text:span text:style-name="Strong_20_Emphasis"><text:span text:style-name="T42">Assert: </text:span></text:span><text:span text:style-name="Strong_20_Emphasis"><text:span text:style-name="T39">Assert command checks whether the given condition is true or false.If the condition is true then the program control will execute the next test step but if the condition is false, the execution would stop and no further test would be executed.</text:span></text:span></text:p>
      <text:p text:style-name="P5"><text:span text:style-name="Strong_20_Emphasis"><text:span text:style-name="T42">Verify: </text:span></text:span><text:span text:style-name="Strong_20_Emphasis"><text:span text:style-name="T39">Verify command also checks whether the given condition is true or false. any failure during verification would not stop the execution and all the test steps would be executed.</text:span></text:span></text:p>
      <text:p text:style-name="P5"><text:span text:style-name="Strong_20_Emphasis"><text:span text:style-name="T39"/></text:span></text:p>
      <text:p text:style-name="P5"><text:span text:style-name="Strong_20_Emphasis"><text:span text:style-name="T19">1</text:span></text:span><text:span text:style-name="Strong_20_Emphasis"><text:span text:style-name="T20">0</text:span></text:span><text:span text:style-name="Strong_20_Emphasis"><text:span text:style-name="T19">) What is an Xpath?</text:span></text:span></text:p>
      <text:p text:style-name="P5"><text:a xlink:type="simple" xlink:href="https://www.softwaretestinghelp.com/using-selenium-xpath-and-other-locators-selenium-tutorial-5/" text:style-name="Internet_20_link" text:visited-style-name="Visited_20_Internet_20_Link"><text:span text:style-name="Strong_20_Emphasis"><text:span text:style-name="T51">XPath</text:span></text:span></text:a><text:span text:style-name="Strong_20_Emphasis"><text:span text:style-name="T39"> is used to locate a web element based on its XML path.</text:span></text:span></text:p>
      <text:p text:style-name="P5"><text:span text:style-name="Strong_20_Emphasis"><text:span text:style-name="T39"/></text:span></text:p>
      <text:p text:style-name="P5"><text:span text:style-name="Strong_20_Emphasis"><text:span text:style-name="T19">1</text:span></text:span><text:span text:style-name="Strong_20_Emphasis"><text:span text:style-name="T20">1</text:span></text:span><text:span text:style-name="Strong_20_Emphasis"><text:span text:style-name="T19">) What is the difference between “/” and “//” in Xpath?</text:span></text:span></text:p>
      <text:p text:style-name="P5"><text:span text:style-name="Strong_20_Emphasis"><text:span text:style-name="T42">Single Slash “/” – </text:span></text:span><text:span text:style-name="Strong_20_Emphasis"><text:span text:style-name="T39">Single slash is used to create Xpath with absolute path i.e. the xpath would be created to start selection from the document node/start node.</text:span></text:span></text:p>
      <text:p text:style-name="P4"><text:span text:style-name="Strong_20_Emphasis"><text:span text:style-name="T43">Double Slash “//” –</text:span></text:span><text:span text:style-name="T37"> Double slash is used to create Xpath with relative path i.e. the xpath would be created to start selection from anywhere within the document.</text:span></text:p>
      <text:p text:style-name="P5"><text:span text:style-name="Strong_20_Emphasis"><text:span text:style-name="T19">1</text:span></text:span><text:span text:style-name="Strong_20_Emphasis"><text:span text:style-name="T21">2</text:span></text:span><text:span text:style-name="Strong_20_Emphasis"><text:span text:style-name="T19">) What do we mean by Selenium 1 and Selenium 2?</text:span></text:span></text:p>
      <text:p text:style-name="P5"><text:span text:style-name="Strong_20_Emphasis"><text:span text:style-name="T39">Selenium RC and WebDriver, in a combination, are popularly known as Selenium 2. Selenium RC alone is also referred to as Selenium 1.</text:span></text:span></text:p>
      <text:p text:style-name="P5"><text:span text:style-name="Strong_20_Emphasis"><text:span text:style-name="T39"/></text:span></text:p>
      <text:p text:style-name="P5"><text:span text:style-name="Strong_20_Emphasis"><text:span text:style-name="T19">1</text:span></text:span><text:span text:style-name="Strong_20_Emphasis"><text:span text:style-name="T22">3</text:span></text:span><text:span text:style-name="Strong_20_Emphasis"><text:span text:style-name="T19">) How do I launch the browser using WebDriver?</text:span></text:span></text:p>
      <text:p text:style-name="P5"><text:span text:style-name="Strong_20_Emphasis"><text:span text:style-name="Emphasis"><text:span text:style-name="T46">WebDriver driver = </text:span></text:span></text:span><text:span text:style-name="Strong_20_Emphasis"><text:span text:style-name="Emphasis"><text:span text:style-name="T48">new</text:span></text:span></text:span><text:span text:style-name="Strong_20_Emphasis"><text:span text:style-name="Emphasis"><text:span text:style-name="T50"> </text:span></text:span></text:span><text:span text:style-name="Strong_20_Emphasis"><text:span text:style-name="Emphasis"><text:span text:style-name="T46">FirefoxDriver();</text:span></text:span></text:span><text:span text:style-name="Strong_20_Emphasis"><text:span text:style-name="T19"><text:line-break/></text:span></text:span><text:span text:style-name="Strong_20_Emphasis"><text:span text:style-name="Emphasis"><text:span text:style-name="T46">WebDriver driver = </text:span></text:span></text:span><text:span text:style-name="Strong_20_Emphasis"><text:span text:style-name="Emphasis"><text:span text:style-name="T48">new</text:span></text:span></text:span><text:span text:style-name="Strong_20_Emphasis"><text:span text:style-name="Emphasis"><text:span text:style-name="T50"> </text:span></text:span></text:span><text:span text:style-name="Strong_20_Emphasis"><text:span text:style-name="Emphasis"><text:span text:style-name="T46">ChromeDriver();</text:span></text:span></text:span><text:span text:style-name="Strong_20_Emphasis"><text:span text:style-name="T19"><text:line-break/></text:span></text:span><text:span text:style-name="Strong_20_Emphasis"><text:span text:style-name="Emphasis"><text:span text:style-name="T46">WebDriver driver = </text:span></text:span></text:span><text:span text:style-name="Strong_20_Emphasis"><text:span text:style-name="Emphasis"><text:span text:style-name="T48">new</text:span></text:span></text:span><text:span text:style-name="Strong_20_Emphasis"><text:span text:style-name="Emphasis"><text:span text:style-name="T50"> </text:span></text:span></text:span><text:span text:style-name="Strong_20_Emphasis"><text:span text:style-name="Emphasis"><text:span text:style-name="T46">InternetExplorerDriver();</text:span></text:span></text:span></text:p>
      <text:p text:style-name="P5"><text:soft-page-break/><text:span text:style-name="Strong_20_Emphasis"><text:span text:style-name="T19"/></text:span></text:p>
      <text:p text:style-name="P5"><text:span text:style-name="Strong_20_Emphasis"><text:span text:style-name="T19">1</text:span></text:span><text:span text:style-name="Strong_20_Emphasis"><text:span text:style-name="T23">4</text:span></text:span><text:span text:style-name="Strong_20_Emphasis"><text:span text:style-name="T19">) What are the different types of Drivers available in WebDriver?</text:span></text:span></text:p>
      <text:list xml:id="list8800473983323684774" text:style-name="L3">
        <text:list-header>
          <text:p text:style-name="P25"><text:span text:style-name="T3">1.</text:span><text:span text:style-name="T4">FirefoxDriver</text:span></text:p>
          <text:p text:style-name="P25"><text:span text:style-name="T63">2.</text:span>InternetExplorerDriver</text:p>
          <text:p text:style-name="P24"><text:span text:style-name="T80">3.</text:span>ChromeDriver</text:p>
          <text:p text:style-name="P24"><text:span text:style-name="T80">4.</text:span>SafariDriver</text:p>
          <text:p text:style-name="P24"><text:span text:style-name="T80">5.</text:span>OperaDriver</text:p>
          <text:p text:style-name="P24"><text:span text:style-name="T80">6.</text:span>AndroidDriver</text:p>
          <text:p text:style-name="P24"><text:span text:style-name="T80">7.</text:span>IPhoneDriver</text:p>
          <text:p text:style-name="P24"><text:span text:style-name="T80">8.</text:span>HtmlUnitDriver</text:p>
        </text:list-header>
      </text:list>
      <text:p text:style-name="P21"/>
      <text:p text:style-name="P10"><text:span text:style-name="Strong_20_Emphasis"><text:span text:style-name="T24">15</text:span></text:span><text:span text:style-name="Strong_20_Emphasis"><text:span text:style-name="T18">) What are the different types of waits available in WebDriver?</text:span></text:span><text:span text:style-name="T85"><text:line-break/></text:span><text:span text:style-name="T86">1.</text:span><text:span text:style-name="Strong_20_Emphasis"><text:span text:style-name="T40">Implicit Wait:-</text:span></text:span><text:span text:style-name="Strong_20_Emphasis"><text:span text:style-name="T44"> </text:span></text:span><text:span text:style-name="Strong_20_Emphasis"><text:span text:style-name="T40">Implicit waits are used to provide a default waiting time (say 30 seconds) between each consecutive test step/command across the entire test script.</text:span></text:span></text:p>
      <text:p text:style-name="P10"><text:span text:style-name="Strong_20_Emphasis"><text:span text:style-name="T41">2.</text:span></text:span><text:span text:style-name="T37">Explicit Wait:- Explicit waits are used to halt the execution till the time a particular condition is met or the maximum time has elapsed.</text:span></text:p>
      <text:p text:style-name="P11"><text:span text:style-name="Strong_20_Emphasis"><text:span text:style-name="T25">16</text:span></text:span><text:span text:style-name="Strong_20_Emphasis"><text:span text:style-name="T18">)</text:span></text:span><text:span text:style-name="T35"> </text:span><text:span text:style-name="Strong_20_Emphasis"><text:span text:style-name="T18">How can you find if an element in displayed on the screen?</text:span></text:span></text:p>
      <text:p text:style-name="P11"><text:span text:style-name="Strong_20_Emphasis"><text:span text:style-name="T38">WebDriver facilitates the user with the following methods to check the visibility of the web elements. These web elements can be buttons, drop boxes, checkboxes, radio buttons, labels etc.</text:span></text:span></text:p>
      <text:list xml:id="list8598969372735861187" text:style-name="L4">
        <text:list-item>
          <text:p text:style-name="P26">isDisplayed()</text:p>
        </text:list-item>
        <text:list-item>
          <text:p text:style-name="P26">isSelected()</text:p>
        </text:list-item>
        <text:list-item>
          <text:p text:style-name="P26">isEnabled()</text:p>
        </text:list-item>
      </text:list>
      <text:p text:style-name="P6"><text:span text:style-name="Strong_20_Emphasis"><text:span text:style-name="T90">Syntax:</text:span></text:span></text:p>
      <text:p text:style-name="P4"><text:span text:style-name="Strong_20_Emphasis"><text:span text:style-name="T43">isDisplayed():</text:span></text:span><text:span text:style-name="T37"><text:line-break/></text:span><text:span text:style-name="Strong_20_Emphasis"><text:span text:style-name="Emphasis"><text:span text:style-name="T49">boolean</text:span></text:span></text:span><text:span text:style-name="Emphasis"><text:span text:style-name="T38"> </text:span></text:span><text:span text:style-name="Emphasis"><text:span text:style-name="T47">buttonPresence = driver.findElement(By.id(</text:span></text:span><text:span text:style-name="Emphasis"><text:span text:style-name="T38">“</text:span></text:span><text:span text:style-name="Emphasis"><text:span text:style-name="T47">gbqfba”)).isDisplayed();</text:span></text:span></text:p>
      <text:p text:style-name="P4"><text:span text:style-name="Strong_20_Emphasis"><text:span text:style-name="T43">isSelected():</text:span></text:span><text:span text:style-name="T37"><text:line-break/></text:span><text:span text:style-name="Strong_20_Emphasis"><text:span text:style-name="Emphasis"><text:span text:style-name="T49">boolean</text:span></text:span></text:span><text:span text:style-name="Emphasis"><text:span text:style-name="T38"> </text:span></text:span><text:span text:style-name="Emphasis"><text:span text:style-name="T47">buttonSelected = driver.findElement(By.id(</text:span></text:span><text:span text:style-name="Emphasis"><text:span text:style-name="T38">“</text:span></text:span><text:span text:style-name="Emphasis"><text:span text:style-name="T47">gbqfba”)).isSelected();</text:span></text:span></text:p>
      <text:p text:style-name="P4"><text:span text:style-name="Strong_20_Emphasis"><text:span text:style-name="T43">isEnabled():</text:span></text:span><text:span text:style-name="T37"><text:line-break/></text:span><text:span text:style-name="Strong_20_Emphasis"><text:span text:style-name="Emphasis"><text:span text:style-name="T49">boolean</text:span></text:span></text:span><text:span text:style-name="Emphasis"><text:span text:style-name="T38"> </text:span></text:span><text:span text:style-name="Emphasis"><text:span text:style-name="T47">searchIconEnabled = driver.findElement(By.id(</text:span></text:span><text:span text:style-name="Emphasis"><text:span text:style-name="T38">“</text:span></text:span><text:span text:style-name="Emphasis"><text:span text:style-name="T47">gbqfb”)).isEnabled();</text:span></text:span></text:p>
      <text:p text:style-name="P4"><text:span text:style-name="Emphasis"><text:span text:style-name="T47"/></text:span></text:p>
      <text:p text:style-name="P4"><text:span text:style-name="Strong_20_Emphasis"><text:span text:style-name="T26">17</text:span></text:span><text:span text:style-name="Strong_20_Emphasis"><text:span text:style-name="T18">)</text:span></text:span><text:span text:style-name="T33"> </text:span><text:span text:style-name="Strong_20_Emphasis"><text:span text:style-name="T18">How can we get a text of a web element?</text:span></text:span></text:p>
      <text:p text:style-name="P21">Get command is used to retrieve the inner text of the specified web element.</text:p>
      <text:p text:style-name="P3"><text:span text:style-name="Strong_20_Emphasis"><text:span text:style-name="T43">Syntax:</text:span></text:span><text:span text:style-name="T85"><text:line-break/></text:span><text:span text:style-name="Emphasis"><text:span text:style-name="T75">String Text = driver.findElement(By.id(“Text”)).getText();</text:span></text:span></text:p>
      <text:p text:style-name="P3"><text:span text:style-name="Emphasis"><text:span text:style-name="T75"/></text:span></text:p>
      <text:p text:style-name="P3"><text:span text:style-name="Emphasis"><text:span text:style-name="Strong_20_Emphasis"><text:span text:style-name="T27">18</text:span></text:span></text:span><text:span text:style-name="Emphasis"><text:span text:style-name="Strong_20_Emphasis"><text:span text:style-name="T18">) How to select value in a dropdown?</text:span></text:span></text:span></text:p>
      <text:p text:style-name="P11"><text:span text:style-name="Strong_20_Emphasis"><text:span text:style-name="T43">Syntax:</text:span></text:span></text:p>
      <text:p text:style-name="P4"><text:span text:style-name="Strong_20_Emphasis"><text:span text:style-name="T43">selectByValue:</text:span></text:span><text:span text:style-name="T37"><text:line-break/></text:span><text:span text:style-name="Emphasis"><text:span text:style-name="T47">Select selectByValue = </text:span></text:span><text:span text:style-name="Strong_20_Emphasis"><text:span text:style-name="Emphasis"><text:span text:style-name="T49">new</text:span></text:span></text:span><text:span text:style-name="Emphasis"><text:span text:style-name="T38"> </text:span></text:span><text:span text:style-name="Emphasis"><text:span text:style-name="T47">Select(driver.findElement(By.id(</text:span></text:span><text:span text:style-name="Emphasis"><text:span text:style-name="T38">“</text:span></text:span><text:span text:style-name="Emphasis"><text:span text:style-name="T47">SelectID_One”)));</text:span></text:span><text:span text:style-name="T37"><text:line-break/></text:span><text:span text:style-name="Emphasis"><text:span text:style-name="T47">selectByValue.selectByValue(</text:span></text:span><text:span text:style-name="Emphasis"><text:span text:style-name="T38">“</text:span></text:span><text:span text:style-name="Emphasis"><text:span text:style-name="T47">greenvalue”);</text:span></text:span></text:p>
      <text:p text:style-name="P4"><text:span text:style-name="Strong_20_Emphasis"><text:span text:style-name="T43">selectByVisibleText:</text:span></text:span><text:span text:style-name="T37"><text:line-break/></text:span><text:span text:style-name="Emphasis"><text:span text:style-name="T47">Select selectByVisibleText = </text:span></text:span><text:span text:style-name="Strong_20_Emphasis"><text:span text:style-name="Emphasis"><text:span text:style-name="T49">new</text:span></text:span></text:span><text:span text:style-name="Emphasis"><text:span text:style-name="T38"> </text:span></text:span><text:span text:style-name="Emphasis"><text:span text:style-name="T47">Select (driver.findElement(By.id(</text:span></text:span><text:span text:style-name="Emphasis"><text:span text:style-name="T38">“</text:span></text:span><text:span text:style-name="Emphasis"><text:span text:style-name="T47">SelectID_Two”)));</text:span></text:span><text:span text:style-name="T37"><text:line-break/></text:span><text:span text:style-name="Emphasis"><text:span text:style-name="T47">selectByVisibleText.selectByVisibleText(</text:span></text:span><text:span text:style-name="Emphasis"><text:span text:style-name="T38">“</text:span></text:span><text:span text:style-name="Emphasis"><text:span text:style-name="T47">Lime”);</text:span></text:span></text:p>
      <text:p text:style-name="P4"><text:span text:style-name="Strong_20_Emphasis"><text:span text:style-name="T43">selectByIndex:</text:span></text:span><text:span text:style-name="T37"><text:line-break/></text:span><text:span text:style-name="Emphasis"><text:span text:style-name="T47">Select selectByIndex = </text:span></text:span><text:span text:style-name="Strong_20_Emphasis"><text:span text:style-name="Emphasis"><text:span text:style-name="T49">new</text:span></text:span></text:span><text:span text:style-name="Emphasis"><text:span text:style-name="T38"> </text:span></text:span><text:span text:style-name="Emphasis"><text:span text:style-name="T47">Select(driver.findElement(By.id(</text:span></text:span><text:span text:style-name="Emphasis"><text:span text:style-name="T38">“</text:span></text:span><text:span text:style-name="Emphasis"><text:span text:style-name="T47">SelectID_Three”)));</text:span></text:span><text:span text:style-name="T37"><text:line-break/></text:span><text:span text:style-name="Emphasis"><text:span text:style-name="T47">selectByIndex.selectByIndex(2);</text:span></text:span></text:p>
      <text:p text:style-name="P4"><text:soft-page-break/><text:span text:style-name="Emphasis"><text:span text:style-name="T47"/></text:span></text:p>
      <text:p text:style-name="P11"><text:span text:style-name="Strong_20_Emphasis"><text:span text:style-name="T27">19</text:span></text:span><text:span text:style-name="Strong_20_Emphasis"><text:span text:style-name="T18">) What are the different types of navigation commands?</text:span></text:span><text:span text:style-name="T85"><text:line-break/></text:span><text:span text:style-name="Strong_20_Emphasis"><text:span text:style-name="T43">navigate().back()</text:span></text:span><text:span text:style-name="T37"> – The above command requires no parameters and takes back the user to the previous webpage in the web browser’s history.</text:span></text:p>
      <text:p text:style-name="P4"><text:span text:style-name="Strong_20_Emphasis"><text:span text:style-name="T43">Sample code:</text:span></text:span><text:span text:style-name="T37"><text:line-break/></text:span><text:span text:style-name="Emphasis"><text:span text:style-name="T47">driver.navigate().back();</text:span></text:span></text:p>
      <text:p text:style-name="P4"><text:span text:style-name="Strong_20_Emphasis"><text:span text:style-name="T43">navigate().forward()</text:span></text:span><text:span text:style-name="T37"> – This command lets the user to navigate to the next web page with reference to the browser’s history.</text:span></text:p>
      <text:p text:style-name="P4"><text:span text:style-name="Strong_20_Emphasis"><text:span text:style-name="T43">Sample code:</text:span></text:span><text:span text:style-name="T37"><text:line-break/></text:span><text:span text:style-name="Emphasis"><text:span text:style-name="T47">driver.navigate().forward();</text:span></text:span></text:p>
      <text:p text:style-name="P4"><text:span text:style-name="Strong_20_Emphasis"><text:span text:style-name="T43">navigate().refresh()</text:span></text:span><text:span text:style-name="T37"> – This command lets the user to refresh the current web page there by reloading all the web elements.</text:span></text:p>
      <text:p text:style-name="P4"><text:span text:style-name="Strong_20_Emphasis"><text:span text:style-name="T43">Sample code:</text:span></text:span><text:span text:style-name="T37"><text:line-break/></text:span><text:span text:style-name="Emphasis"><text:span text:style-name="T47">driver.navigate().refresh();</text:span></text:span></text:p>
      <text:p text:style-name="P4"><text:span text:style-name="Strong_20_Emphasis"><text:span text:style-name="T43">navigate().to()</text:span></text:span><text:span text:style-name="T37"> – This command lets the user to launch a new web browser window and navigate to the specified URL.</text:span></text:p>
      <text:p text:style-name="P4"><text:span text:style-name="Strong_20_Emphasis"><text:span text:style-name="T43">Sample code:</text:span></text:span><text:span text:style-name="T37"><text:line-break/></text:span><text:span text:style-name="Emphasis"><text:span text:style-name="T47">driver.navigate().to(“</text:span></text:span><text:a xlink:type="simple" xlink:href="https://google.com/" text:style-name="Internet_20_link" text:visited-style-name="Visited_20_Internet_20_Link"><text:span text:style-name="Emphasis">https://google.com</text:span></text:a><text:span text:style-name="Emphasis"><text:span text:style-name="T47">”);</text:span></text:span></text:p>
      <text:p text:style-name="P4"><text:span text:style-name="Strong_20_Emphasis"><text:span text:style-name="T28"/></text:span></text:p>
      <text:p text:style-name="P4"><text:span text:style-name="Emphasis"><text:span text:style-name="Strong_20_Emphasis"><text:span text:style-name="T28">20</text:span></text:span></text:span><text:span text:style-name="Emphasis"><text:span text:style-name="Strong_20_Emphasis"><text:span text:style-name="T18">)</text:span></text:span></text:span><text:span text:style-name="Emphasis"><text:span text:style-name="T34"> </text:span></text:span><text:span text:style-name="Emphasis"><text:span text:style-name="Strong_20_Emphasis"><text:span text:style-name="T18">How to </text:span></text:span></text:span><text:a xlink:type="simple" xlink:href="https://www.softwaretestinghelp.com/selenium-tutorial-18/" text:style-name="Internet_20_link" text:visited-style-name="Visited_20_Internet_20_Link"><text:span text:style-name="Emphasis"><text:span text:style-name="Strong_20_Emphasis"><text:span text:style-name="T54">handle frame in WebDriver</text:span></text:span></text:span></text:a><text:span text:style-name="Emphasis"><text:span text:style-name="Strong_20_Emphasis"><text:span text:style-name="T18">?</text:span></text:span></text:span></text:p>
      <text:p text:style-name="P39">An inline frame acronym as iframe is used to insert another document within the current HTML document or simply a web page into a web page by enabling nesting.</text:p>
      <text:p text:style-name="P4"><text:span text:style-name="Strong_20_Emphasis"><text:span text:style-name="T43">Select iframe by id</text:span></text:span><text:span text:style-name="T37"><text:line-break/></text:span><text:span text:style-name="Emphasis"><text:span text:style-name="T47">driver.switchTo().frame(</text:span></text:span><text:span text:style-name="Emphasis"><text:span text:style-name="T38">“</text:span></text:span><text:span text:style-name="Emphasis"><text:span text:style-name="T47">ID of the frame</text:span></text:span><text:span text:style-name="Emphasis"><text:span text:style-name="T38">“</text:span></text:span><text:span text:style-name="Emphasis"><text:span text:style-name="T47">);</text:span></text:span></text:p>
      <text:p text:style-name="P4"><text:span text:style-name="Strong_20_Emphasis"><text:span text:style-name="T43">Locating iframe using tagName</text:span></text:span><text:span text:style-name="T37"><text:line-break/></text:span><text:span text:style-name="Emphasis"><text:span text:style-name="T47">driver.switchTo().frame(driver.findElements(By.tagName(“iframe”).get(0));</text:span></text:span></text:p>
      <text:p text:style-name="P4"><text:span text:style-name="Strong_20_Emphasis"><text:span text:style-name="T43">Locating iframe using index</text:span></text:span></text:p>
      <text:p text:style-name="P4"><text:span text:style-name="Strong_20_Emphasis"><text:span text:style-name="T43">frame(index)</text:span></text:span><text:span text:style-name="T37"><text:line-break/></text:span><text:span text:style-name="Emphasis"><text:span text:style-name="T47">driver.switchTo().frame(0);</text:span></text:span></text:p>
      <text:p text:style-name="P4"><text:span text:style-name="Strong_20_Emphasis"><text:span text:style-name="T43">frame(Name of Frame)</text:span></text:span><text:span text:style-name="T37"><text:line-break/></text:span><text:span text:style-name="Emphasis"><text:span text:style-name="T47">driver.switchTo().frame(“name of the frame”);</text:span></text:span></text:p>
      <text:p text:style-name="P4"><text:span text:style-name="Strong_20_Emphasis"><text:span text:style-name="T43">frame(WebElement element)</text:span></text:span><text:span text:style-name="T37"><text:line-break/></text:span><text:span text:style-name="Strong_20_Emphasis"><text:span text:style-name="T43">Select Parent Window</text:span></text:span><text:span text:style-name="T37"><text:line-break/></text:span><text:span text:style-name="Emphasis"><text:span text:style-name="T47">driver.switchTo().defaultContent();</text:span></text:span></text:p>
      <text:p text:style-name="P4"><text:span text:style-name="Emphasis"><text:span text:style-name="T47"/></text:span></text:p>
      <text:p text:style-name="P11"><text:span text:style-name="Strong_20_Emphasis"><text:span text:style-name="T18">2</text:span></text:span><text:span text:style-name="Strong_20_Emphasis"><text:span text:style-name="T29">1</text:span></text:span><text:span text:style-name="Strong_20_Emphasis"><text:span text:style-name="T18">) When do we use findElement() and findElements()?</text:span></text:span></text:p>
      <text:p text:style-name="P4"><text:span text:style-name="Strong_20_Emphasis"><text:span text:style-name="T43">findElement(): </text:span></text:span><text:span text:style-name="T37">findElement() is used to find the first element in the current web page matching to the specified locator value.</text:span></text:p>
      <text:p text:style-name="P11"><text:span text:style-name="Strong_20_Emphasis"><text:span text:style-name="T43">findElements(): </text:span></text:span><text:span text:style-name="T37">findElements() is used to find all the elements in the current web page matching to the specified locator value.</text:span></text:p>
      <text:p text:style-name="P11"><text:span text:style-name="Strong_20_Emphasis"><text:span text:style-name="T30">22</text:span></text:span><text:span text:style-name="Strong_20_Emphasis"><text:span text:style-name="T18">) What is the difference between driver.close() and driver.quit command?</text:span></text:span></text:p>
      <text:p text:style-name="P11"><text:span text:style-name="Strong_20_Emphasis"><text:span text:style-name="T43">close()</text:span></text:span><text:span text:style-name="Strong_20_Emphasis"><text:span text:style-name="T38">: WebDriver’s close() method closes the web browser window that the user is currently working on or we can also say the window that is being currently accessed by the WebDriver. </text:span></text:span></text:p>
      <text:p text:style-name="P11"><text:span text:style-name="Strong_20_Emphasis"><text:span text:style-name="T43">quit()</text:span></text:span><text:span text:style-name="Strong_20_Emphasis"><text:span text:style-name="T38">: Unlike close() method, quit() method closes down all the windows that the program has opened.</text:span></text:span></text:p>
      <text:p text:style-name="P11"><text:soft-page-break/><text:span text:style-name="Strong_20_Emphasis"><text:span text:style-name="T31">2</text:span></text:span><text:span text:style-name="Strong_20_Emphasis"><text:span text:style-name="T18">3) How can we handle web-based pop-up?</text:span></text:span></text:p>
      <text:p text:style-name="P11"><text:span text:style-name="Strong_20_Emphasis"><text:span text:style-name="T38">WebDriver offers the users a very efficient way to </text:span></text:span><text:a xlink:type="simple" xlink:href="https://www.softwaretestinghelp.com/handle-alerts-popups-selenium-webdriver-selenium-tutorial-16/" text:style-name="Internet_20_link" text:visited-style-name="Visited_20_Internet_20_Link"><text:span text:style-name="Strong_20_Emphasis"><text:span text:style-name="T52">handle these pop-ups using Alert interface</text:span></text:span></text:a><text:span text:style-name="Strong_20_Emphasis"><text:span text:style-name="T38">.</text:span></text:span></text:p>
      <text:p text:style-name="P11"><text:span text:style-name="Strong_20_Emphasis">1.</text:span><text:span text:style-name="Strong_20_Emphasis"><text:span text:style-name="T38">void dismiss() – The dismiss() method clicks on the “Cancel” button as soon as the pop-up window appears.</text:span></text:span></text:p>
      <text:list xml:id="list5043619679091676280" text:style-name="L5">
        <text:list-header>
          <text:p text:style-name="P27"><text:span text:style-name="T81">2.</text:span>void accept() – The accept() method clicks on the “Ok” button as soon as the pop-up window appears.</text:p>
          <text:p text:style-name="P27"><text:span text:style-name="T81">3.</text:span>String getText() – The getText() method returns the text displayed on the alert box.</text:p>
          <text:p text:style-name="P27"><text:span text:style-name="T81">4.</text:span>void sendKeys(String stringToSend) – The sendKeys() method enters the specified string pattern into the alert box.</text:p>
        </text:list-header>
      </text:list>
      <text:p text:style-name="P21"/>
      <text:p text:style-name="P11"><text:span text:style-name="Strong_20_Emphasis"><text:span text:style-name="T32">24</text:span></text:span><text:span text:style-name="Strong_20_Emphasis"><text:span text:style-name="T18">) What is Junit?</text:span></text:span></text:p>
      <text:p text:style-name="P4"><text:a xlink:type="simple" xlink:href="https://www.softwaretestinghelp.com/selenium-junit-framework-selenium-tutorial-11/" text:style-name="Internet_20_link" text:visited-style-name="Visited_20_Internet_20_Link"><text:span text:style-name="T53">Junit</text:span></text:a><text:span text:style-name="T37"> is a unit testing framework introduced by Apache. Junit is based on Java.</text:span></text:p>
      <text:p text:style-name="P4"><text:span text:style-name="T37"/></text:p>
      <text:p text:style-name="P4"><text:span text:style-name="Strong_20_Emphasis"><text:span text:style-name="T59">25</text:span></text:span><text:span text:style-name="Strong_20_Emphasis"><text:span text:style-name="T58">) What are the four parameter you have to pass in Selenium?</text:span></text:span></text:p>
      <text:p text:style-name="P4"><text:span text:style-name="Strong_20_Emphasis"><text:span text:style-name="T61">Host,</text:span></text:span><text:span text:style-name="T61">Port Numbe,Browser,URL.</text:span></text:p>
      <text:p text:style-name="P4"><text:span text:style-name="T61"/></text:p>
      <text:p text:style-name="P4"><text:span text:style-name="Strong_20_Emphasis"><text:span text:style-name="T60">26</text:span></text:span><text:span text:style-name="Strong_20_Emphasis"><text:span text:style-name="T58">)  Mention 5 different exceptions you had in Selenium web driver?</text:span></text:span></text:p>
      <text:p text:style-name="P36">The 5 different exceptions you had in Selenium web drivers are</text:p>
      <text:list xml:id="list3877826861700650486" text:style-name="L7">
        <text:list-item>
          <text:p text:style-name="P41">WebDriverException</text:p>
        </text:list-item>
        <text:list-item>
          <text:p text:style-name="P41">NoAlertPresentException</text:p>
        </text:list-item>
        <text:list-item>
          <text:p text:style-name="P41">NoSuchWindowException</text:p>
        </text:list-item>
        <text:list-item>
          <text:p text:style-name="P41">NoSuchElementException</text:p>
        </text:list-item>
        <text:list-item>
          <text:p text:style-name="P43">TimeoutException</text:p>
        </text:list-item>
      </text:list>
      <text:p text:style-name="P42"/>
      <text:p text:style-name="P35"><text:span text:style-name="T56"/></text:p>
      <text:p text:style-name="P4"><text:span text:style-name="Strong_20_Emphasis"><text:span text:style-name="T58"/></text:span></text:p>
      <text:p text:style-name="P11"><text:span text:style-name="Strong_20_Emphasis"><text:span text:style-name="T18"/></text:span></text:p>
      <text:p text:style-name="P40"><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Source Sans Pro" svg:font-family="'Source Sans Pro', Arial, sans-serif"/>
    <style:font-face style:name="Work Sans" svg:font-family="'Work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2:08:48.797615772</meta:creation-date>
    <meta:generator>LibreOffice/5.1.6.2$Linux_X86_64 LibreOffice_project/10m0$Build-2</meta:generator>
    <dc:date>2019-07-17T15:33:15.531027918</dc:date>
    <meta:editing-duration>PT1H4M54S</meta:editing-duration>
    <meta:editing-cycles>59</meta:editing-cycles>
    <meta:document-statistic meta:table-count="0" meta:image-count="0" meta:object-count="0" meta:page-count="5" meta:paragraph-count="128" meta:word-count="1315" meta:character-count="8929" meta:non-whitespace-character-count="7757"/>
  </office:meta>
</office:document-meta>
</file>